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0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10">
      <style:paragraph-properties fo:margin-top="0in" fo:margin-bottom="0in"/>
    </style:style>
    <style:style style:name="P18" style:family="paragraph" style:parent-style-name="Text_20_body" style:list-style-name="L11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Text_20_body" style:list-style-name="L12">
      <style:paragraph-properties fo:margin-top="0in" fo:margin-bottom="0in"/>
    </style:style>
    <style:style style:name="P21" style:family="paragraph" style:parent-style-name="Text_20_body" style:list-style-name="L13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6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17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macOS<text:line-break/>Datum: 10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https://jdk.java.net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mit der rechten Maustaste auf <text:span text:style-name="Source_Text">tar.gz</text:span> hinter <text:span text:style-name="Source_Text">macOS</text:span> und wählen Sie <text:span text:style-name="Source_Text">Link kopieren</text:span>.</text:p>
        </text:list-item>
        <text:list-item>
          <text:p text:style-name="P1">Öffnen Sie eine Termianl. Dafür öffnen Sie mit <text:span text:style-name="Source_Text">Command + Leertaste</text:span> die Suche und geben Sie anschließend <text:span text:style-name="Source_Text">Terminal</text:span> ein. Bestätigen Sie mit Enter. Geben Sie im Terminal <text:span text:style-name="Source_Text">cd ~</text:span> ein und bestätigen Sie mit Enter, um in das Homeverzeichnis zu wechseln.<text:line-break/></text:p>
        </text:list-item>
        <text:list-item>
          <text:p text:style-name="P1">Um das Archiv mit dem Commandline-Tool curl herunterzuladen geben Sie nun folgenden Konsolenbefehl ein. Ersetzen Sie dabei den Platzhalter <text:span text:style-name="Source_Text">&lt;URL&gt;</text:span> durch den eben kopierten Link.<text:line-break/><text:span text:style-name="Source_Text">curl -o archiv.tar.gz &lt;URL&gt;</text:span><text:line-break/>Das kann einen Moment in Anspruch nehmen.</text:p>
        </text:list-item>
        <text:list-item>
          <text:p text:style-name="P1">Entpacken Sie das Archiv mit folgedem Befehl:<text:line-break/><text:span text:style-name="Source_Text">tar -xf archiv.tar.gz</text:span></text:p>
        </text:list-item>
        <text:list-item>
          <text:p text:style-name="P1">Löschen Sie das Archiv mit:<text:line-break/><text:span text:style-name="Source_Text">rm archiv.tar.gz</text:span>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Fügen Sie das JDK zu Ihrer PATH Umgebunsvariable mit folgendem Befehl hinzu:<text:line-break/><text:span text:style-name="Source_Text">echo 'export PATH=$HOME/jdk-14.jdk/Contents/Home/bin:$PATH' &gt;&gt; ~/.bash_profile</text:span></text:p>
        </text:list-item>
        <text:list-item>
          <text:p text:style-name="P2">JAVA_HOME Umgebungsvariable hinzufügen.<text:line-break/><text:span text:style-name="Source_Text">echo 'export JAVA_HOME=$HOME/jdk-14.jdk/Contents/Home' &gt;&gt; ~/.bash_profile</text:span></text:p>
        </text:list-item>
        <text:list-item>
          <text:p text:style-name="P2">Führen Sie folgenden Befehl aus, um die Umgebungsvariable zu laden:<text:line-break/><text:span text:style-name="Source_Text">source ~/.bash_profile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Geben Sie ein: <text:span text:style-name="Source_Text">java -version</text:span>. Wenn Sie alles richtig gemacht haben erscheint nun folgender Text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https://ant.apache.org/bindownload.cgi</text:p>
        </text:list-item>
        <text:list-item>
          <text:p text:style-name="P7">Unter <text:span text:style-name="Source_Text">Current Release of Ant</text:span> wird die aktuell Version genannt (momentan: 1.10.7). Klicken Sie mit der rechten Maustaste auf den Link mit der <text:span text:style-name="Source_Text">.tar.gz</text:span> Endung. Kopieren Sie den Link.</text:p>
        </text:list-item>
        <text:list-item>
          <text:p text:style-name="P7">Um das Archiv zu downloaden und zu entpacken führen Sie die folgenden drei Befehle aus. Vergessen Sie nicht, den Platzhalter durch den kopierten Link zu ersetzten.<text:line-break/><text:span text:style-name="Source_Text">curl -o archiv.tar.gz &lt;URL&gt;</text:span><text:line-break/><text:span text:style-name="Source_Text">tar -xf archiv.tar.gz</text:span><text:line-break/><text:span text:style-name="Source_Text">rm archiv.tar.gz</text:span>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Fügen Sie Ant zu Ihrer PATH Umgebunsvariable mit folgendem Befehl hinzu:<text:line-break/><text:span text:style-name="Source_Text">echo 'export PATH=$HOME/apache-ant-1.10.7/bin:$PATH' &gt;&gt; ~/.bash_profile</text:span></text:p>
        </text:list-item>
        <text:list-item>
          <text:p text:style-name="P8">Führen Sie folgenden Befehl aus:<text:line-break/><text:span text:style-name="Source_Text">source ~/.bash_profile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Um Astyle zu installieren wird der Paketmanager Homebrew (brew) benötigt. Wenn Sie Homebrew bereits installiert haben können Sie diesenS Schritt überspringen. Geben Sie folgendes Kommado in das Terminal ein:</text:p>
        </text:list-item>
      </text:list>
      <text:p text:style-name="P12">ruby -e "$(curl -fsSL https://raw.githubusercontent.com/Homebrew/install/master/install)" &lt; /dev/null 2&gt;</text:p>
      <text:p text:style-name="P13"><text:s text:c="1"/>/dev/null</text:p>
      <text:p text:style-name="First_20_paragraph">Geben Sie das Admin-Passwort ein, wenn Sie dazu aufgefordert werden. Dieser Schritt kann ein paar Minuten dauern.</text:p>
      <text:list text:style-name="L8">
        <text:list-item>
          <text:p text:style-name="P14">Wenn Sie Homebrew installiert haben können Sie das Paket astyle installieren. Führen Sie folgenden Befehl aus: <text:span text:style-name="Source_Text">brew install astyle</text:span>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5">Geben Sie ein: <text:span text:style-name="Source_Text">astyle --version</text:span>. Wenn Sie alles richtig gemacht haben erscheint nun folgender Text:</text:p>
        </text:list-item>
      </text:list>
      <text:p text:style-name="P16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7">Führen Sie folgenden Befehl aus, um checkstyle mit Homebrew zu installieren: <text:span text:style-name="Source_Text">brew install checkstyle</text:span>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8">Geben Sie ein: <text:span text:style-name="Source_Text">checkstyle --version</text:span>. Wenn Sie alles richtig gemacht haben erscheint nun folgender Text:</text:p>
        </text:list-item>
      </text:list>
      <text:p text:style-name="P19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20">Gehen Sie auf https://github.com/spotbugs/spotbugs/releases und kopieren Sie den Link der momentan aktuellsten (Version 4.0.1) im <text:span text:style-name="Source_Text">.tgz</text:span> Format.</text:p>
        </text:list-item>
        <text:list-item>
          <text:p text:style-name="P20">Laden Sie das Archiv mit folgendem Befehl herunter und entpacken Sie es. Ersetzen Sie dabei <text:span text:style-name="Source_Text">&lt;URL&gt;</text:span> durch den kopieten Link:<text:line-break/><text:span text:style-name="Source_Text">curl -o archiv.tgz -L &lt;URL&gt;</text:span><text:line-break/><text:span text:style-name="Source_Text">tar -xf archiv.tgz</text:span><text:line-break/><text:span text:style-name="Source_Text">rm archiv.tgz</text:span>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21">Geben Sie ein: <text:span text:style-name="Source_Text">java -jar ~/spotbugs-4.0.1/lib/spotbugs.jar -help</text:span>. Wenn Sie alles richtig gemacht haben erscheint nun folgender Text:</text:p>
        </text:list-item>
      </text:list>
      <text:p text:style-name="P22">SpotBugs version 4.0.1, https://spotbugs.github.io/</text:p>
      <text:p text:style-name="P23">Command line options</text:p>
      <text:p text:style-name="P24">fb analyze <text:s text:c="18"/>Perform SpotBugs Analysis</text:p>
      <text:p text:style-name="P25">fb errors <text:s text:c="19"/>List analysis errors stored in results file</text:p>
      <text:p text:style-name="P26">fb filter <text:s text:c="19"/>Filter analysis results</text:p>
      <text:p text:style-name="P27">fb gui <text:s text:c="22"/>Launch SpotBugs GUI</text:p>
      <text:p text:style-name="P28">fb help <text:s text:c="21"/>Provide help for commands</text:p>
      <text:p text:style-name="P29">fb list <text:s text:c="21"/>Convert analysis results to textual form</text:p>
      <text:p text:style-name="P30">fb set <text:s text:c="22"/>Set project configuration/options</text:p>
      <text:p text:style-name="P31">fb version <text:s text:c="18"/>List SpotBugs version</text:p>
      <text:p text:style-name="P32">fb history <text:s text:c="5"/>history <text:s text:c="5"/>List details from multi-version analysis results</text:p>
      <text:p text:style-name="P33">fb merge <text:s text:c="7"/>history <text:s text:c="5"/>Combine analysis results from different versions of software to produce multi-version analysis results</text:p>
      <text:p text:style-name="P34">fb union <text:s text:c="7"/>history <text:s text:c="5"/>Merge analysis results from disjoint components</text:p>
      <text:p text:style-name="P35">fb addMessages <text:s text:c="1"/>poweruser <text:s text:c="3"/>Add msgs (e.g., textual descriptions of bugs) to analysis results</text:p>
      <text:p text:style-name="P36">fb dis <text:s text:c="9"/>utility <text:s text:c="5"/>Disassemble a class file</text:p>
      <text:p text:style-name="P37"/>
      <text:p text:style-name="P38">General options:</text:p>
      <text:p text:style-name="P39"><text:s text:c="2"/>-jvmArgs args <text:s text:c="3"/>Pass args to JVM</text:p>
      <text:p text:style-name="P40"><text:s text:c="2"/>-maxHeap size <text:s text:c="3"/>Maximum Java heap size in megabytes (default=768)</text:p>
      <text:p text:style-name="P41"><text:s text:c="2"/>-javahome &lt;dir&gt; <text:s text:c="1"/>Specify location of JRE</text:p>
      <text:h text:style-name="Heading_20_3" text:outline-level="3"><text:bookmark-start text:name="textmate-installieren"/>6. TextMate installieren<text:bookmark-end text:name="textmate-installieren"/></text:h>
      <text:list text:style-name="L14">
        <text:list-item>
          <text:p text:style-name="P42">Gehen Sie auf https://macromates.com und klicken Sie <text:span text:style-name="Source_Text">Download TextMate 2.0</text:span> und warten Sie bis der Download fertig ist.</text:p>
        </text:list-item>
        <text:list-item>
          <text:p text:style-name="P42">Öffnen Sie die heruntergeladene Datei. TextMate wird dann automatisch installiert.</text:p>
        </text:list-item>
        <text:list-item>
          <text:p text:style-name="P42">Damit Sie TextMate im Terminal aufrufen können, machen Sie folgendes: Öffnen Sie TextMate. TextMate (Neben dem Apple-Symbol) -&gt; Preferences -&gt; Terminal: auf <text:span text:style-name="Source_Text">install</text:span> klicken.</text:p>
        </text:list-item>
        <text:list-item>
          <text:p text:style-name="P42">Schließen Sie TextMate und öffnen Sie ein Terminal zum Testen.</text:p>
        </text:list-item>
        <text:list-item>
          <text:p text:style-name="P42">Geben Sie <text:span text:style-name="Source_Text">mate</text:span> ein.</text:p>
        </text:list-item>
        <text:list-item>
          <text:p text:style-name="P42">Falls Sie alles richtig gemacht haben, wird TextMate wieder geöffnet.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15">
        <text:list-item>
          <text:p text:style-name="P43">Erstellen Sie ein Arbeitsverzeichnis um Ihre Übungsaufgaben abzuspeichern.<text:line-break/><text:span text:style-name="Source_Text">mkdir prog1-uebungen</text:span></text:p>
        </text:list-item>
        <text:list-item>
          <text:p text:style-name="P43">Laden Sie das Archiv <text:span text:style-name="Source_Text">Einstieg-zuhause.jar</text:span> herunter und speichern Sie dieses in Ihrem Arbeitsverzeichnis.<text:line-break/><text:span text:style-name="Source_Text">curl -o prog1-uebungen/Einstieg-zuhause.jar www-home.htwg-konstanz.de/~drachen/prog1/Einstieg-zuhause.jar</text:span></text:p>
        </text:list-item>
        <text:list-item>
          <text:p text:style-name="P43">Entpacken Sie das Archiv, in dem Sie eine Konsole öffnen und mit <text:span text:style-name="Source_Text">cd prog1-uebungen</text:span><text:line-break/>in Ihr Arbeitsverzeichnis wechseln. Führen Sie dann den Konsolenbefehl <text:span text:style-name="Source_Text">jar xf Einstieg-zuhause.jar</text:span> aus.</text:p>
        </text:list-item>
        <text:list-item>
          <text:p text:style-name="P43">Öffnen Sie die Datei <text:span text:style-name="Source_Text">build.xml</text:span> in TextMate mit folgendem Befehl: <text:span text:style-name="Source_Text">mate build.xml</text:span>.</text:p>
        </text:list-item>
        <text:list-item>
          <text:p text:style-name="P43">Passen Sie nun die Pfade und Version von Checkstyle und Spotbugs an. Nehem Sie die unten beschriebene Änderungen vor. Ersetzen Sie dabei den Platzhalter <text:span text:style-name="Source_Text">&lt;USER&gt;</text:span> durch Ihren Benutzernamen. Sie können sich Ihren Benutzernamen mit dem Befehl <text:span text:style-name="Source_Text">whoami</text:span> anzeigen lassen. Ändern Sie folgende Zeilen von</text:p>
        </text:list-item>
      </text:list>
      <text:p text:style-name="P44"><text:s text:c="4"/>&lt;property name="checkstyle.dir" value="c:/checkstyle/"/&gt;</text:p>
      <text:p text:style-name="P45"><text:s text:c="4"/>&lt;property name="checkstyle.jar" value="${checkstyle.dir}checkstyle-8.30-all.jar"/&gt;</text:p>
      <text:p text:style-name="P46"/>
      <text:p text:style-name="P47"><text:s text:c="4"/>&lt;property name="spotbugs.home" value="c:/spotbugs-4.0.1/"/&gt;</text:p>
      <text:p text:style-name="First_20_paragraph">zu</text:p>
      <text:p text:style-name="P48"><text:s text:c="4"/>&lt;property name="checkstyle.dir" value="/usr/local/Cellar/checkstyle/8.31/libexec/"/&gt;</text:p>
      <text:p text:style-name="P49"><text:s text:c="4"/>&lt;property name="checkstyle.jar" value="${checkstyle.dir}checkstyle-8.31-all.jar"/&gt;</text:p>
      <text:p text:style-name="P50"/>
      <text:p text:style-name="P51"><text:s text:c="4"/>&lt;property name="spotbugs.home" value="/Users/&lt;USER&gt;/spotbugs-4.0.1/"/&gt;</text:p>
      <text:list text:style-name="L16">
        <text:list-item>
          <text:p text:style-name="P52">Wecheln Sie im Terminal mit <text:span text:style-name="Source_Text">cd einstieg</text:span> in den Ordner <text:span text:style-name="Source_Text">einstieg</text:span>. Starten Sie in der Konsole den Editor TextMate, indem Sie den folgenden Befehl eintippen <text:span text:style-name="Source_Text">mate Einstieg.java</text:span>. Geben Sie im Editor das folgende Programm ein. Beenden Sie den Editor und speichern Sie dabei Ihr Programm.</text:p>
        </text:list-item>
      </text:list>
      <text:p text:style-name="P53">//Einstieg.java</text:p>
      <text:p text:style-name="P54">package einstieg;</text:p>
      <text:p text:style-name="P55"/>
      <text:p text:style-name="P56">import java.util.Scanner;</text:p>
      <text:p text:style-name="P57"/>
      <text:p text:style-name="P58">/**</text:p>
      <text:p text:style-name="P59"><text:s text:c="1"/>* Einstieg ist ein kleinesJava-Programm.</text:p>
      <text:p text:style-name="P60"><text:s text:c="1"/>* Es verwendet die Klassen Scanner und System aus der Java-Bibliothek.</text:p>
      <text:p text:style-name="P61"><text:s text:c="1"/>* @author TODO: Name eintragenund TODO inklusive Doppelpunkt löschen</text:p>
      <text:p text:style-name="P62"><text:s text:c="1"/>* @version TODO: Datum eintragenund TODO inklusive Doppelpunkt löschen</text:p>
      <text:p text:style-name="P63"><text:s text:c="1"/>*/</text:p>
      <text:p text:style-name="P64"/>
      <text:p text:style-name="P65">public final class Einstieg {</text:p>
      <text:p text:style-name="P66"><text:s text:c="4"/>private Einstieg() { }</text:p>
      <text:p text:style-name="P67"/>
      <text:p text:style-name="P68"><text:s text:c="4"/>private static final Scanner EINGABE = new Scanner(System.in);</text:p>
      <text:p text:style-name="P69"/>
      <text:p text:style-name="P70"><text:s text:c="4"/>/**</text:p>
      <text:p text:style-name="P71"><text:s text:c="5"/>* Die Klassenmethodemain ist der Startpunkt des Programms.</text:p>
      <text:p text:style-name="P72"><text:s text:c="5"/>* main verwendet die Methoden print und printf zum Ausgeben von Text</text:p>
      <text:p text:style-name="P73"><text:s text:c="5"/>* sowie die Methodennext und nextInt zum Einlesen von Text</text:p>
      <text:p text:style-name="P74"><text:s text:c="5"/>* und einer ganzen Zahl.</text:p>
      <text:p text:style-name="P75"><text:s text:c="5"/>* @param args wird nicht verwendet</text:p>
      <text:p text:style-name="P76"><text:s text:c="5"/>*/</text:p>
      <text:p text:style-name="P77"/>
      <text:p text:style-name="P78"><text:s text:c="4"/>public static void main(String[] args) {</text:p>
      <text:p text:style-name="P79"><text:s text:c="8"/>System.out.print("Vorname: ");</text:p>
      <text:p text:style-name="P80"><text:s text:c="8"/>String vorname = EINGABE.next();</text:p>
      <text:p text:style-name="P81"><text:s text:c="8"/></text:p>
      <text:p text:style-name="P82"><text:s text:c="8"/>System.out.print("Anzahl bisher geschriebener Java-Programme: ");</text:p>
      <text:p text:style-name="P83"><text:s text:c="8"/>int anzahl = EINGABE.nextInt();</text:p>
      <text:p text:style-name="P84"/>
      <text:p text:style-name="P85"><text:s text:c="8"/>System.out.printf("%ss %d. Java-Programm funktioniert!%n",</text:p>
      <text:p text:style-name="P86"><text:s text:c="12"/>vorname, anzahl + 1);</text:p>
      <text:p text:style-name="P87"><text:s text:c="4"/>}</text:p>
      <text:p text:style-name="P88">}</text:p>
      <text:list text:style-name="L17">
        <text:list-item>
          <text:p text:style-name="P89">Übersetzen Sie Ihr Programm im Terminal mit dem Befehl <text:span text:style-name="Source_Text">javac Einstieg.java</text:span>.</text:p>
        </text:list-item>
        <text:list-item>
          <text:p text:style-name="P89">Wechseln Sie mit dem cd-Befehl in das Oberverzeichnis von <text:span text:style-name="Source_Text">einstieg/</text:span>, also in das Arbeitsverzeichnis (auf die Leerstelle zwischen cd und .. achten): <text:span text:style-name="Source_Text">cd ..</text:span> .</text:p>
        </text:list-item>
        <text:list-item>
          <text:p text:style-name="P89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9">Prüfen Sie mit dem Werkzeug checkstyle, ob Sie in Ihrem Programm Stilregeln verletzt haben. Sie können checkstyle über das Automatisierungswerkzeug ant aufrufen:<text:line-break/><text:span text:style-name="Source_Text">ant -Dpackage=einstieg style</text:span><text:line-break/>Bessern Sie nach, falls checkstyle Stilverletzungen meldet und gehen Sie zurück zu Schritt 7.</text:p>
        </text:list-item>
        <text:list-item>
          <text:p text:style-name="P89">Erzeugen Sie HTML-Dokumentation zum Programm mit dem Befehl:<text:line-break/><text:span text:style-name="Source_Text">javadoc -html5 -d doc -linksource -author -version einstieg</text:span><text:line-break/>Betrachten Sie die Dokumentation. Im Dateimanager im neuen Unterverzeichnis doc/ die Datei index.html anklicken und dann die Links auf der angezeigten Seite weiterverfolgen, oder die Datei Lesezeichen.html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